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808cm" style:rel-column-width="458*"/>
    </style:style>
    <style:style style:name="Tabela1.B" style:family="table-column">
      <style:table-column-properties style:column-width="0.81cm" style:rel-column-width="45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U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U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81cm" style:rel-column-width="312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U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U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8a54d" style:text-blinking="false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a5a40" style:text-blinking="false" fo:background-color="transparent" style:font-size-asian="8pt" style:font-size-complex="8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97f8e" style:text-blinking="false" fo:background-color="transparent" style:font-size-asian="8pt" style:font-size-complex="8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ca889" style:text-blinking="false" fo:background-color="transparent" style:font-size-asian="8pt" style:font-size-complex="8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ceeb1" style:text-blinking="false" fo:background-color="transparent" style:font-size-asian="8pt" style:font-size-complex="8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1debb" style:text-blinking="false" fo:background-color="transparent" style:font-size-asian="8pt" style:font-size-complex="8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3977b" style:text-blinking="false" fo:background-color="transparent" style:font-size-asian="8pt" style:font-size-complex="8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4db83" style:text-blinking="false" fo:background-color="transparent" style:font-size-asian="8pt" style:font-size-complex="8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9ccf6" style:text-blinking="false" fo:background-color="transparent" style:font-size-asian="8pt" style:font-size-complex="8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a6c18" style:text-blinking="false" fo:background-color="transparent" style:font-size-asian="8pt" style:font-size-complex="8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e9e41" style:text-blinking="false" fo:background-color="transparent" style:font-size-asian="8pt" style:font-size-complex="8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22de0" style:text-blinking="false" fo:background-color="transparent" style:font-size-asian="8pt" style:font-size-complex="8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27fee" style:text-blinking="false" fo:background-color="transparent" style:font-size-asian="8pt" style:font-size-complex="8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4ba2a" style:text-blinking="false" fo:background-color="transparent" style:font-size-asian="8pt" style:font-size-complex="8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4e328" style:text-blinking="false" fo:background-color="transparent" style:font-size-asian="8pt" style:font-size-complex="8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633bf" style:text-blinking="false" fo:background-color="transparent" style:font-size-asian="8pt" style:font-size-complex="8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79bbd" style:text-blinking="false" fo:background-color="transparent" style:font-size-asian="8pt" style:font-size-complex="8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8b602" style:text-blinking="false" fo:background-color="transparent" style:font-size-asian="8pt" style:font-size-complex="8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b06ac" style:text-blinking="false" fo:background-color="transparent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9da02" style:text-blinking="false" fo:background-color="transparent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9da02" style:text-blinking="false" fo:background-color="transparent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b40bc" style:text-blinking="false" fo:background-color="transparent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a5a40" style:text-blinking="false" fo:background-color="transparent" style:font-size-asian="8pt" style:font-size-complex="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1debb" officeooo:paragraph-rsid="0021debb" style:text-blinking="false" fo:background-color="transparent" style:font-size-asian="8pt" style:font-size-complex="8p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1debb" officeooo:paragraph-rsid="0021debb" style:text-blinking="false" fo:background-color="transparent" style:font-size-asian="8pt" style:font-size-complex="8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24db83" style:text-blinking="false" fo:background-color="transparent" style:font-size-asian="8pt" style:font-size-complex="8pt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5e059" officeooo:paragraph-rsid="0025e059" style:text-blinking="false" fo:background-color="transparent" style:font-size-asian="8pt" style:font-size-complex="8pt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size-complex="8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b40bc" officeooo:paragraph-rsid="001b40bc" style:text-blinking="false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04454" officeooo:paragraph-rsid="00204454" style:text-blinking="false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04454" officeooo:paragraph-rsid="0021debb" style:text-blinking="false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a6c18" style:text-blinking="false" fo:background-color="transparent" style:font-size-asian="8pt" style:font-weight-asian="bold" style:font-size-complex="8pt" style:font-weight-complex="bold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weight-asian="bold" style:font-size-complex="8pt" style:font-weight-complex="bold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8a54d" officeooo:paragraph-rsid="0018a54d" style:text-blinking="false" fo:background-color="transparent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19da02" style:text-blinking="false" fo:background-color="transparent" style:font-size-asian="8pt" style:font-weight-asian="bold" style:font-size-complex="8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04454" style:text-blinking="false" fo:background-color="transparent" style:font-size-asian="8pt" style:font-weight-asian="bold" style:font-size-complex="8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a6c18" style:text-blinking="false" fo:background-color="transparent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b40bc" officeooo:paragraph-rsid="001b40bc" style:text-blinking="false" fo:background-color="transparent" style:font-size-asian="8pt" style:font-weight-asian="bold" style:font-size-complex="8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25e059" officeooo:paragraph-rsid="0025e059" style:text-blinking="false" fo:background-color="transparent" style:font-size-asian="8pt" style:font-weight-asian="bold" style:font-size-complex="8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2a6c18" officeooo:paragraph-rsid="002a6c18" style:text-blinking="false" fo:background-color="transparent" style:font-size-asian="8pt" style:font-weight-asian="bold" style:font-size-complex="8pt" style:font-weight-complex="bold"/>
    </style:style>
    <style:style style:name="P42" style:family="paragraph" style:parent-style-name="Standard">
      <style:text-properties style:font-name="Courier 10 Pitch" fo:font-size="8pt" style:font-size-asian="8pt" style:font-size-complex="8pt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34e328" officeooo:paragraph-rsid="0034e328" style:text-blinking="false" fo:background-color="transparent" style:font-size-asian="8pt" style:font-weight-asian="bold" style:font-size-complex="8pt" style:font-weight-complex="bold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8a54d" style:text-blinking="false" fo:background-color="transparent" style:font-size-asian="8pt" style:font-size-complex="8pt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ed2cc" style:text-blinking="false" fo:background-color="transparent" style:font-size-asian="8pt" style:font-size-complex="8pt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42af66" style:text-blinking="false" fo:background-color="transparent" style:font-size-asian="8pt" style:font-size-complex="8pt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44b3b4" style:text-blinking="false" fo:background-color="transparent" style:font-size-asian="8pt" style:font-size-complex="8pt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44f647" style:text-blinking="false" fo:background-color="transparent" style:font-size-asian="8pt" style:font-size-complex="8pt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4b3b4" officeooo:paragraph-rsid="0042af66" style:text-blinking="false" fo:background-color="transparent" style:font-size-asian="8pt" style:font-size-complex="8pt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4b3b4" officeooo:paragraph-rsid="0044b3b4" style:text-blinking="false" fo:background-color="transparent" style:font-size-asian="8pt" style:font-size-complex="8pt"/>
    </style:style>
    <style:style style:name="P51" style:family="paragraph" style:parent-style-name="Table_20_Contents">
      <style:text-properties style:font-name="Courier 10 Pitch" fo:font-size="8pt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ourier 10 Pitch" fo:font-size="8pt" officeooo:rsid="0042af66" officeooo:paragraph-rsid="0042af66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ourier 10 Pitch" fo:font-size="8pt" officeooo:rsid="0043a5b3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ourier 10 Pitch" fo:font-size="8pt" officeooo:rsid="0043a5b3" officeooo:paragraph-rsid="0043a5b3" style:font-size-asian="8pt" style:font-size-complex="8pt"/>
    </style:style>
    <style:style style:name="P55" style:family="paragraph" style:parent-style-name="Table_20_Contents">
      <style:text-properties style:font-name="Courier 10 Pitch" fo:font-size="8pt" officeooo:rsid="0046dfe6" officeooo:paragraph-rsid="0046dfe6" style:font-size-asian="8pt" style:font-size-complex="8pt"/>
    </style:style>
    <style:style style:name="P56" style:family="paragraph" style:parent-style-name="Table_20_Contents">
      <style:text-properties style:font-name="Courier 10 Pitch" fo:font-size="8pt" officeooo:rsid="00475c0f" officeooo:paragraph-rsid="00475c0f" style:font-size-asian="8pt" style:font-size-complex="8pt"/>
    </style:style>
    <style:style style:name="T1" style:family="text">
      <style:text-properties officeooo:rsid="00197f8e"/>
    </style:style>
    <style:style style:name="T2" style:family="text">
      <style:text-properties officeooo:rsid="0019da02"/>
    </style:style>
    <style:style style:name="T3" style:family="text">
      <style:text-properties officeooo:rsid="001a5a40"/>
    </style:style>
    <style:style style:name="T4" style:family="text">
      <style:text-properties officeooo:rsid="001ca889"/>
    </style:style>
    <style:style style:name="T5" style:family="text">
      <style:text-properties officeooo:rsid="001ceeb1"/>
    </style:style>
    <style:style style:name="T6" style:family="text">
      <style:text-properties officeooo:rsid="0021debb"/>
    </style:style>
    <style:style style:name="T7" style:family="text">
      <style:text-properties officeooo:rsid="0018a54d"/>
    </style:style>
    <style:style style:name="T8" style:family="text">
      <style:text-properties officeooo:rsid="0023977b"/>
    </style:style>
    <style:style style:name="T9" style:family="text">
      <style:text-properties officeooo:rsid="0024db83"/>
    </style:style>
    <style:style style:name="T10" style:family="text">
      <style:text-properties officeooo:rsid="0027132e"/>
    </style:style>
    <style:style style:name="T11" style:family="text">
      <style:text-properties officeooo:rsid="00279f4f"/>
    </style:style>
    <style:style style:name="T12" style:family="text">
      <style:text-properties officeooo:rsid="0029ccf6"/>
    </style:style>
    <style:style style:name="T13" style:family="text">
      <style:text-properties officeooo:rsid="002a6c18"/>
    </style:style>
    <style:style style:name="T14" style:family="text">
      <style:text-properties officeooo:rsid="002e9e41"/>
    </style:style>
    <style:style style:name="T15" style:family="text">
      <style:text-properties officeooo:rsid="00322de0"/>
    </style:style>
    <style:style style:name="T16" style:family="text">
      <style:text-properties officeooo:rsid="00335f66"/>
    </style:style>
    <style:style style:name="T17" style:family="text">
      <style:text-properties officeooo:rsid="0034ba2a"/>
    </style:style>
    <style:style style:name="T18" style:family="text">
      <style:text-properties style:font-weight-asian="bold" style:font-weight-complex="bold"/>
    </style:style>
    <style:style style:name="T19" style:family="text">
      <style:text-properties officeooo:rsid="0034e328" style:font-weight-asian="bold" style:font-weight-complex="bold"/>
    </style:style>
    <style:style style:name="T20" style:family="text">
      <style:text-properties officeooo:rsid="0034e328"/>
    </style:style>
    <style:style style:name="T21" style:family="text">
      <style:text-properties officeooo:rsid="003633bf"/>
    </style:style>
    <style:style style:name="T22" style:family="text">
      <style:text-properties officeooo:rsid="00379bbd"/>
    </style:style>
    <style:style style:name="T23" style:family="text">
      <style:text-properties officeooo:rsid="0038b602"/>
    </style:style>
    <style:style style:name="T24" style:family="text">
      <style:text-properties officeooo:rsid="003b06ac"/>
    </style:style>
    <style:style style:name="T25" style:family="text">
      <style:text-properties officeooo:rsid="003ed2cc"/>
    </style:style>
    <style:style style:name="T26" style:family="text">
      <style:text-properties officeooo:rsid="003fbcb8"/>
    </style:style>
    <style:style style:name="T27" style:family="text">
      <style:text-properties officeooo:rsid="00411fbc"/>
    </style:style>
    <style:style style:name="T28" style:family="text">
      <style:text-properties officeooo:rsid="0044f647"/>
    </style:style>
    <style:style style:name="T29" style:family="text">
      <style:text-properties officeooo:rsid="0046dfe6"/>
    </style:style>
    <style:style style:name="T30" style:family="text">
      <style:text-properties officeooo:rsid="00475c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iar e coletar um vetor [50] inteiro. Calcular e exibir:</text:p>
      <text:p text:style-name="P1">a. A média dos valores entre 10 e 200;</text:p>
      <text:p text:style-name="P1">b. A soma dos números ímpares.</text:p>
      <text:p text:style-name="P1"/>
      <text:p text:style-name="P35">Pseudo-Código</text:p>
      <text:p text:style-name="P1">Algoritmo: Vetor50</text:p>
      <text:p text:style-name="P1">inicio</text:p>
      <text:p text:style-name="P1"><text:tab/>tipo V = <text:s/>vetor [1..50] inteiros;</text:p>
      <text:p text:style-name="P1"><text:tab/>V: vtr;</text:p>
      <text:p text:style-name="P1"><text:tab/>inteiro: i;</text:p>
      <text:p text:style-name="P1"><text:tab/>real: md;</text:p>
      <text:p text:style-name="P1"><text:tab/></text:p>
      <text:p text:style-name="P1"><text:tab/>s ← 0;</text:p>
      <text:p text:style-name="P1"><text:tab/>md ← 0;</text:p>
      <text:p text:style-name="P1"/>
      <text:p text:style-name="P1"><text:tab/>para(i=1;i&lt;=50;i++)faça</text:p>
      <text:p text:style-name="P1"><text:tab/><text:tab/>leia: vtr[i];</text:p>
      <text:p text:style-name="P1"><text:tab/><text:tab/>se(vtr[i] &gt;= 10 <text:span text:style-name="T2">e</text:span> vtr[i] &lt;= 200)</text:p>
      <text:p text:style-name="P1"><text:tab/><text:tab/>então</text:p>
      <text:p text:style-name="P1"><text:tab/><text:tab/><text:tab/>s ← s + vtr[i]; </text:p>
      <text:p text:style-name="P1"><text:tab/><text:tab/><text:tab/>md <text:span text:style-name="T2">+= </text:span>1;</text:p>
      <text:p text:style-name="P1"><text:tab/><text:tab/>fimse;</text:p>
      <text:p text:style-name="P1"><text:tab/>fimpara;</text:p>
      <text:p text:style-name="P1"><text:tab/></text:p>
      <text:p text:style-name="P1"><text:tab/>md ← s / md;</text:p>
      <text:p text:style-name="P1"/>
      <text:p text:style-name="P1"><text:tab/><text:span text:style-name="T1">escreva: md;</text:span></text:p>
      <text:p text:style-name="P1"><text:tab/></text:p>
      <text:p text:style-name="P2"><text:tab/>s ← <text:span text:style-name="T3">0;</text:span></text:p>
      <text:p text:style-name="P1"><text:tab/>para(i=1;i&lt;=50;i++)faça</text:p>
      <text:p text:style-name="P1"><text:tab/><text:tab/>se(vtr[i] % 2 &lt;&gt; 0)</text:p>
      <text:p text:style-name="P1"><text:tab/> <text:tab/>então</text:p>
      <text:p text:style-name="P1"><text:tab/><text:tab/><text:tab/>s ← s + vtr[i];</text:p>
      <text:p text:style-name="P1"><text:tab/><text:tab/>fimse;</text:p>
      <text:p text:style-name="P1"><text:tab/>fimpara;</text:p>
      <text:p text:style-name="P1"><text:tab/></text:p>
      <text:p text:style-name="P3"><text:tab/><text:span text:style-name="T1">escreva: s;</text:span></text:p>
      <text:p text:style-name="P1">fim</text:p>
      <text:p text:style-name="P1"/>
      <text:p text:style-name="P20"/>
      <text:p text:style-name="P36">Teste de mesa</text:p>
      <text:p text:style-name="P21"/>
      <text:p text:style-name="P22">i<text:tab/><text:tab/>-<text:tab/>1 <text:tab/>2 <text:tab/>3 <text:tab/>.. <text:tab/>49 <text:tab/>50<text:tab/>50<text:tab/>50</text:p>
      <text:p text:style-name="P22">vtr[<text:span text:style-name="T3">i</text:span>]<text:tab/><text:tab/>-<text:tab/>23<text:tab/>9<text:tab/>45<text:tab/>..<text:tab/>1<text:span text:style-name="T3">6</text:span><text:tab/>203<text:tab/>203<text:tab/>203</text:p>
      <text:p text:style-name="P21">s<text:tab/><text:tab/><text:span text:style-name="T3">0</text:span><text:tab/>23 <text:tab/>23<text:tab/>68<text:tab/>..<text:tab/>8<text:span text:style-name="T3">4</text:span><text:tab/>8<text:span text:style-name="T3">4</text:span><text:tab/>8<text:span text:style-name="T3">3 <text:tab/>0</text:span></text:p>
      <text:p text:style-name="P21">md<text:tab/><text:tab/><text:span text:style-name="T3">0</text:span><text:tab/>1<text:tab/>1<text:tab/>2<text:tab/>..<text:tab/>3<text:tab/>3<text:tab/><text:span text:style-name="T3">28<text:tab/>28</text:span></text:p>
      <text:p text:style-name="P21"/>
      <text:p text:style-name="P23">i<text:tab/><text:tab/>1 <text:tab/>2 <text:tab/>3 <text:tab/>.. <text:tab/>49 <text:tab/>50<text:tab/></text:p>
      <text:p text:style-name="P23">vtr[<text:span text:style-name="T3">i</text:span>]<text:tab/><text:tab/>23<text:tab/>9<text:tab/>45<text:tab/>..<text:tab/>1<text:span text:style-name="T3">6</text:span><text:tab/>203<text:tab/></text:p>
      <text:p text:style-name="P23">s<text:tab/><text:tab/>23 <text:tab/><text:span text:style-name="T3">32</text:span><text:tab/><text:span text:style-name="T3">77</text:span><text:tab/>..<text:tab/><text:span text:style-name="T3">77</text:span><text:tab/><text:span text:style-name="T3">280</text:span><text:tab/></text:p>
      <text:p text:style-name="P1"/>
      <text:p text:style-name="P39">Massa de dados</text:p>
      <text:p text:style-name="P39"/>
      <text:p text:style-name="P29">entrada: <text:s/><text:span text:style-name="T2">23 <text:s/>9 <text:s/>45 .. <text:s/>16 <text:s/>203</text:span></text:p>
      <text:p text:style-name="P29">saida: <text:span text:style-name="T3">28 <text:s/>280</text:span></text:p>
      <text:p text:style-name="P2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Criar e coletar um vetor [100] inteiro e exibir:</text:p>
      <text:p text:style-name="P1">a. O maior e o menor valor,</text:p>
      <text:p text:style-name="P1">b. A média dos valores.</text:p>
      <text:p text:style-name="P1"/>
      <text:p text:style-name="P1">Pseudo-Código</text:p>
      <text:p text:style-name="P1">algoritmo Vetor100</text:p>
      <text:p text:style-name="P1">início</text:p>
      <text:p text:style-name="P1"><text:tab/>tipo V = vetor [1..100] inteiros;</text:p>
      <text:p text:style-name="P1"><text:tab/>V: vtr;</text:p>
      <text:p text:style-name="P4"><text:tab/>inteiro: i,<text:span text:style-name="T5">s,</text:span>MA,ME;</text:p>
      <text:p text:style-name="P11"><text:tab/><text:span text:style-name="T14">real</text:span>: <text:span text:style-name="T6">md;</text:span></text:p>
      <text:p text:style-name="P4"><text:tab/></text:p>
      <text:p text:style-name="P5"><text:tab/>MA ← 0;</text:p>
      <text:p text:style-name="P5"><text:tab/>s ← 0;</text:p>
      <text:p text:style-name="P4"/>
      <text:p text:style-name="P1"><text:tab/>para(i=1;i&lt;<text:span text:style-name="T4">=</text:span>100;i++)faça</text:p>
      <text:p text:style-name="P4"><text:tab/><text:tab/><text:span text:style-name="T4">leia: </text:span>vtr[i];</text:p>
      <text:p text:style-name="P25"><text:tab/><text:tab/>s += <text:span text:style-name="T7">vtr[i];</text:span></text:p>
      <text:p text:style-name="P25"><text:tab/><text:tab/></text:p>
      <text:p text:style-name="P1"><text:tab/>fimpara</text:p>
      <text:p text:style-name="P1"><text:tab/></text:p>
      <text:p text:style-name="P1"><text:tab/><text:span text:style-name="T9">md ← i;</text:span></text:p>
      <text:p text:style-name="P8"><text:tab/><text:span text:style-name="T8">md ← s / md; </text:span>//média dos valores.</text:p>
      <text:p text:style-name="P1"/>
      <text:p text:style-name="P4"><text:tab/>para(i=1;i&lt;<text:span text:style-name="T4">=</text:span>100;i++)faça</text:p>
      <text:p text:style-name="P4"><text:tab/><text:tab/>se(vtr[i] &gt; MA)</text:p>
      <text:p text:style-name="P4"><text:s/><text:tab/><text:tab/>então</text:p>
      <text:p text:style-name="P4"><text:tab/><text:tab/><text:tab/>MA ← vtr[i]; //define maior</text:p>
      <text:p text:style-name="P4"><text:tab/><text:tab/>fimse;</text:p>
      <text:p text:style-name="P4"><text:tab/>fimpara;</text:p>
      <text:p text:style-name="P4"/>
      <text:p text:style-name="P4"><text:tab/>ME ← MA;</text:p>
      <text:p text:style-name="P4"/>
      <text:p text:style-name="P4"><text:tab/>para(i=1;i&lt;<text:span text:style-name="T5">=</text:span>100;i++)faça</text:p>
      <text:p text:style-name="P4"><text:tab/><text:tab/>se(vtr[i] &lt; ME)</text:p>
      <text:p text:style-name="P4"><text:s/><text:tab/><text:tab/>então</text:p>
      <text:p text:style-name="P4"><text:tab/><text:tab/><text:tab/>ME ← vtr[i]; //define menor</text:p>
      <text:p text:style-name="P4"><text:tab/><text:tab/>fimse;</text:p>
      <text:p text:style-name="P4"><text:tab/>fimpara;</text:p>
      <text:p text:style-name="P4"><text:tab/></text:p>
      <text:p text:style-name="P4"><text:tab/><text:span text:style-name="T4">escreva:</text:span> MA;</text:p>
      <text:p text:style-name="P4"><text:tab/><text:span text:style-name="T4">escreva:</text:span> ME;</text:p>
      <text:p text:style-name="P7"><text:span text:style-name="T4"><text:tab/>escreva:</text:span> <text:span text:style-name="T8">md</text:span>;</text:p>
      <text:p text:style-name="P4"><text:tab/></text:p>
      <text:p text:style-name="P1">fim</text:p>
      <text:p text:style-name="P1"/>
      <text:p text:style-name="P37">Teste de mesa</text:p>
      <text:p text:style-name="P37"/>
      <text:p text:style-name="P30">i<text:tab/>1<text:tab/>2 <text:tab/>3 <text:tab/>..<text:tab/>99<text:tab/>100</text:p>
      <text:p text:style-name="P24">vtr[]<text:tab/>12<text:tab/>345<text:tab/>2<text:tab/>..<text:tab/>76<text:tab/>36</text:p>
      <text:p text:style-name="P26">s<text:tab/>12<text:tab/>357<text:tab/>359<text:tab/>..<text:tab/>435<text:tab/>471</text:p>
      <text:p text:style-name="P26">md<text:tab/>0<text:tab/>0<text:tab/>0<text:tab/>..<text:tab/>0<text:tab/>0<text:tab/>100<text:tab/>4,71<text:tab/></text:p>
      <text:p text:style-name="P24"/>
      <text:p text:style-name="P24"/>
      <text:p text:style-name="P31">i<text:tab/>1<text:tab/>2 <text:tab/>3 <text:tab/>..<text:tab/>99<text:tab/>100</text:p>
      <text:p text:style-name="P6">MA<text:tab/><text:span text:style-name="T6">12<text:tab/>345<text:tab/>345<text:tab/>..<text:tab/>345<text:tab/>345</text:span></text:p>
      <text:p text:style-name="P6"/>
      <text:p text:style-name="P31">i<text:tab/>1<text:tab/>2 <text:tab/>3 <text:tab/>..<text:tab/>99<text:tab/>100</text:p>
      <text:p text:style-name="P6">M<text:span text:style-name="T6">E</text:span><text:tab/><text:span text:style-name="T6">345<text:tab/>12<text:tab/>2<text:tab/>..<text:tab/>2<text:tab/>2<text:tab/></text:span></text:p>
      <text:p text:style-name="P1"/>
      <text:p text:style-name="P40">Massa de dados</text:p>
      <text:p text:style-name="P1"/>
      <text:p text:style-name="P27">entrada: <text:s/><text:span text:style-name="T9">12 <text:s/>345 <text:s/>2 .. 76 36</text:span></text:p>
      <text:p text:style-name="P27">saida: <text:span text:style-name="T6">345 </text:span>2 <text:s/><text:span text:style-name="T9">4,7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Criar e coletar valores inteiros nos vetores VT1[3] e VT2[3]. </text:p>
      <text:p text:style-name="P1">Concatenar esses valores em um 3o vetor (VT3[6]) e mostrar os seus dados.</text:p>
      <text:p text:style-name="P1">P. ex: VT1[1][2][3] VT2[4[5][6] VT3[1][2][3][4][5][6]</text:p>
      <text:p text:style-name="P1"/>
      <text:p text:style-name="P1">Pseudo-Código</text:p>
      <text:p text:style-name="P1">algoritmo: VetorConcat_Principal</text:p>
      <text:p text:style-name="P1">início</text:p>
      <text:p text:style-name="P1"><text:tab/>tipo V<text:span text:style-name="T12">1</text:span> = vetor [1..3] inteiros;</text:p>
      <text:p text:style-name="P1"><text:tab/>V<text:span text:style-name="T12">1</text:span>: vtrA;</text:p>
      <text:p text:style-name="P1"/>
      <text:p text:style-name="P9"><text:tab/>tipo V<text:span text:style-name="T12">2</text:span> = vetor [<text:span text:style-name="T13">4</text:span>..<text:span text:style-name="T13">6</text:span>] inteiros;</text:p>
      <text:p text:style-name="P9"><text:tab/>V<text:span text:style-name="T12">2</text:span>: vtr<text:span text:style-name="T13">B;</text:span></text:p>
      <text:p text:style-name="P1"><text:tab/></text:p>
      <text:p text:style-name="P1"><text:tab/>tipo <text:span text:style-name="T10">V3 = </text:span>vetor [1..6] inteiros;</text:p>
      <text:p text:style-name="P1"><text:tab/>V<text:span text:style-name="T12">3</text:span>: vtrC;</text:p>
      <text:p text:style-name="P1"/>
      <text:p text:style-name="P1"><text:tab/>para(i=1;i&lt;<text:span text:style-name="T10">=</text:span>6;i++)faça</text:p>
      <text:p text:style-name="P1"><text:tab/><text:tab/>se(i&lt;<text:span text:style-name="T11">=</text:span>3)</text:p>
      <text:p text:style-name="P1"><text:tab/><text:tab/>entao</text:p>
      <text:p text:style-name="P1"><text:tab/><text:tab/><text:tab/>leia: vtrA[i];</text:p>
      <text:p text:style-name="P1"><text:tab/><text:tab/>senão</text:p>
      <text:p text:style-name="P1"><text:tab/><text:tab/><text:tab/>leia: vtrB[i];</text:p>
      <text:p text:style-name="P1"><text:tab/><text:tab/>fimse;</text:p>
      <text:p text:style-name="P1"><text:tab/>fimpara</text:p>
      <text:p text:style-name="P1"/>
      <text:p text:style-name="P9"><text:tab/>para(i=1;i&lt;<text:span text:style-name="T12">=</text:span>6;i++)faça</text:p>
      <text:p text:style-name="P9"><text:tab/><text:tab/>se(i&lt;<text:span text:style-name="T12">=</text:span>3)</text:p>
      <text:p text:style-name="P9"><text:tab/><text:tab/>entao</text:p>
      <text:p text:style-name="P9"><text:tab/><text:tab/><text:tab/>vtrC[i] ← vtrA[i];</text:p>
      <text:p text:style-name="P9"><text:tab/><text:tab/>senão</text:p>
      <text:p text:style-name="P9"><text:tab/><text:tab/><text:tab/>vtrC[i] ← vtrB[i];</text:p>
      <text:p text:style-name="P9"><text:tab/><text:tab/>fimse;</text:p>
      <text:p text:style-name="P9"><text:tab/>fimpara</text:p>
      <text:p text:style-name="P9"><text:tab/></text:p>
      <text:p text:style-name="P10"><text:tab/>para(i=1;i&lt;<text:span text:style-name="T12">=</text:span>6;i++)faça</text:p>
      <text:p text:style-name="P10"><text:tab/><text:tab/><text:span text:style-name="T13">escreva: </text:span>vtrC[i];</text:p>
      <text:p text:style-name="P10"><text:tab/>fimpara</text:p>
      <text:p text:style-name="P9"><text:tab/></text:p>
      <text:p text:style-name="P1">fim</text:p>
      <text:p text:style-name="P1"/>
      <text:p text:style-name="P38">Teste de mesa</text:p>
      <text:p text:style-name="P28"/>
      <text:p text:style-name="P28">i<text:tab/>1<text:tab/>2<text:tab/>3<text:tab/>4<text:tab/>5<text:tab/>6</text:p>
      <text:p text:style-name="P10">vtrA<text:tab/><text:span text:style-name="T13">1<text:tab/>2<text:tab/>3<text:tab/>-<text:tab/>-<text:tab/>-<text:tab/></text:span></text:p>
      <text:p text:style-name="P10">vtr<text:span text:style-name="T13">B<text:tab/>-<text:tab/>-<text:tab/>-<text:tab/>4<text:tab/>5<text:tab/>6<text:tab/><text:tab/><text:tab/></text:span></text:p>
      <text:p text:style-name="P33">vtr<text:span text:style-name="T13">C<text:tab/>-<text:tab/>-<text:tab/>-<text:tab/>-<text:tab/>-<text:tab/>-</text:span></text:p>
      <text:p text:style-name="P33"/>
      <text:p text:style-name="P34">i<text:tab/>1<text:tab/>2<text:tab/>3<text:tab/>4<text:tab/>5<text:tab/>6</text:p>
      <text:p text:style-name="P33">vtr<text:span text:style-name="T13">C<text:tab/>1<text:tab/>2<text:tab/>3<text:tab/>4<text:tab/>5<text:tab/>6</text:span></text:p>
      <text:p text:style-name="P1"/>
      <text:p text:style-name="P34"/>
      <text:p text:style-name="P41">Massa de dados</text:p>
      <text:p text:style-name="P32">entrada: 1 2 3 4 5 6</text:p>
      <text:p text:style-name="P32">saida: 1 2 3 4 5 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Criar e coletar em um vetor [30] real e calcular e exibir:</text:p>
      <text:p text:style-name="P1">a. A média do grupo;</text:p>
      <text:p text:style-name="P1">b. A quantidade de notas acima do grupo;</text:p>
      <text:p text:style-name="P1">c. As posições dos valores abaixo da média do grupo.</text:p>
      <text:p text:style-name="P1"/>
      <text:p text:style-name="P1">Pseudo-Código</text:p>
      <text:p text:style-name="P1">algoritmo: VetorMedia</text:p>
      <text:p text:style-name="P1">início</text:p>
      <text:p text:style-name="P13"><text:tab/>tipo V = vetor [1..30] reais;</text:p>
      <text:p text:style-name="P1"><text:tab/>V: vtr, vtrPosicoes;</text:p>
      <text:p text:style-name="P13"><text:tab/>real: s,md;</text:p>
      <text:p text:style-name="P13"><text:tab/>inteiro: i,j,nAcima;</text:p>
      <text:p text:style-name="P1"><text:tab/></text:p>
      <text:p text:style-name="P1"><text:tab/>s ← 0;</text:p>
      <text:p text:style-name="P1"><text:tab/>nAcima ← 0;</text:p>
      <text:p text:style-name="P1"><text:tab/>j ← 1;</text:p>
      <text:p text:style-name="P1"><text:tab/></text:p>
      <text:p text:style-name="P1"><text:tab/></text:p>
      <text:p text:style-name="P1"><text:tab/>para(i=1;i&lt;<text:span text:style-name="T16">=</text:span>30;i++)faça</text:p>
      <text:p text:style-name="P1"><text:tab/><text:tab/>leia: vtr[i];</text:p>
      <text:p text:style-name="P1"><text:tab/><text:tab/>s ← s + vtr[i];</text:p>
      <text:p text:style-name="P1"><text:tab/>fimpara;</text:p>
      <text:p text:style-name="P12"><text:tab/></text:p>
      <text:p text:style-name="P12"><text:tab/><text:span text:style-name="T15">md ← i;</text:span></text:p>
      <text:p text:style-name="P12"><text:tab/>md ← s / <text:span text:style-name="T15">md</text:span>;</text:p>
      <text:p text:style-name="P12"><text:tab/></text:p>
      <text:p text:style-name="P12"><text:tab/>escreva: md; //a. A média do grupo</text:p>
      <text:p text:style-name="P1"><text:tab/></text:p>
      <text:p text:style-name="P1"><text:tab/>para(i=1;i&lt;<text:span text:style-name="T16">=</text:span>30;i++)faça</text:p>
      <text:p text:style-name="P1"><text:tab/><text:tab/>se(vtr[i] &gt; md)</text:p>
      <text:p text:style-name="P1"><text:tab/><text:tab/>então</text:p>
      <text:p text:style-name="P1"><text:tab/><text:tab/><text:tab/>nAcima <text:span text:style-name="T17">+= </text:span>1;</text:p>
      <text:p text:style-name="P1"><text:tab/><text:tab/>fimse;</text:p>
      <text:p text:style-name="P1"><text:tab/>fimpara;</text:p>
      <text:p text:style-name="P14"><text:tab/></text:p>
      <text:p text:style-name="P14"><text:tab/>escreva: nAcima; //A quantidade de notas acima do grupo</text:p>
      <text:p text:style-name="P1"><text:tab/></text:p>
      <text:p text:style-name="P1"><text:tab/>para(i=1;i&lt;<text:span text:style-name="T17">=</text:span>30;i++)faça</text:p>
      <text:p text:style-name="P1"><text:tab/><text:tab/>se(vtr[i] &lt; md)</text:p>
      <text:p text:style-name="P1"><text:tab/><text:tab/>então<text:tab/></text:p>
      <text:p text:style-name="P15"><text:tab/><text:tab/><text:tab/><text:span text:style-name="T18">vtrPosicoes</text:span><text:span text:style-name="T19">[j] ← i;</text:span></text:p>
      <text:p text:style-name="P43"><text:tab/><text:tab/><text:tab/>j += 1;</text:p>
      <text:p text:style-name="P1"><text:tab/><text:tab/>fimse;<text:tab/></text:p>
      <text:p text:style-name="P1"><text:tab/>fimpara;</text:p>
      <text:p text:style-name="P1"/>
      <text:p text:style-name="P15"><text:tab/>para(i=1;i&lt;<text:span text:style-name="T17">=j</text:span>;i++)faça</text:p>
      <text:p text:style-name="P15"><text:tab/><text:tab/> <text:span text:style-name="T20">escreva: </text:span><text:span text:style-name="T18">vtrPosicoes</text:span><text:span text:style-name="T19">[i]</text:span><text:span text:style-name="T18">; //As posições dos valores abaixo da média do grupo.</text:span></text:p>
      <text:p text:style-name="P15"><text:tab/>fimpara;</text:p>
      <text:p text:style-name="P15"><text:tab/></text:p>
      <text:p text:style-name="P1">fi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Criar e coletar em um vetor [20] inteiro. Calcule e exiba, segundo:</text:p>
      <text:p text:style-name="P16"><text:tab/><text:tab/><text:tab/><text:tab/><text:tab/></text:p>
      <text:p text:style-name="P16">10</text:p>
      <text:p text:style-name="P18"><text:span text:style-name="T23">∑</text:span> (A [1] – A [21–1] )</text:p>
      <text:p text:style-name="P1">i = 1</text:p>
      <text:p text:style-name="P1"/>
      <text:p text:style-name="P1">Pseudo-Código</text:p>
      <text:p text:style-name="P1">algoritmo: </text:p>
      <text:p text:style-name="P1">inicio</text:p>
      <text:p text:style-name="P1"><text:tab/>tipo V = <text:s/>vetor [1..20] <text:span text:style-name="T24">de </text:span>inteiro<text:span text:style-name="T24">s</text:span>;</text:p>
      <text:p text:style-name="P1"><text:tab/>V: vtr;</text:p>
      <text:p text:style-name="P1"><text:tab/>inteiro: i;</text:p>
      <text:p text:style-name="P1"/>
      <text:p text:style-name="P18"><text:tab/><text:span text:style-name="T22">j ← 21;</text:span></text:p>
      <text:p text:style-name="P16"><text:tab/></text:p>
      <text:p text:style-name="P16"><text:tab/>para(i=1;i&lt;<text:span text:style-name="T21">=</text:span>20;i++)faça</text:p>
      <text:p text:style-name="P1"><text:tab/><text:tab/>leia: vtr[i];<text:tab/>//coleta valores int no vetor <text:s/>vtr[]</text:p>
      <text:p text:style-name="P1"><text:tab/>fimpara;</text:p>
      <text:p text:style-name="P1"/>
      <text:p text:style-name="P16"><text:tab/>para(i=1;i&lt;<text:span text:style-name="T21">=10</text:span>;i++)faça</text:p>
      <text:p text:style-name="P17"><text:tab/><text:tab/><text:span text:style-name="T22">s ← s + (</text:span>vtr[i] - vtr[<text:span text:style-name="T22">j-i</text:span>]<text:span text:style-name="T22">)</text:span>;</text:p>
      <text:p text:style-name="P17"><text:tab/>fimpara;</text:p>
      <text:p text:style-name="P1"><text:tab/></text:p>
      <text:p text:style-name="P18"><text:tab/><text:span text:style-name="T23">escreva: <text:s/>s;</text:span></text:p>
      <text:p text:style-name="P1">fi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Criar e coletar em um vetor [20] com números aleatórios. Classificar este vetor em ordem crescente e mostre os dados.</text:p>
      <text:p text:style-name="P1"/>
      <text:p text:style-name="P1">Pseudo-Código</text:p>
      <text:p text:style-name="P1">algoritmo: ordVetor</text:p>
      <text:p text:style-name="P1">inicio</text:p>
      <text:p text:style-name="P1"><text:tab/>tipo V = <text:s/>vetor [1..20] inteiro;</text:p>
      <text:p text:style-name="P1"><text:tab/>V: vtr;</text:p>
      <text:p text:style-name="P1"><text:tab/>inteiro: i,j,aux;</text:p>
      <text:p text:style-name="P1"><text:tab/></text:p>
      <text:p text:style-name="P48"><text:tab/>aux <text:span text:style-name="T28">← 0;</text:span></text:p>
      <text:p text:style-name="P1"><text:tab/></text:p>
      <text:p text:style-name="P1"><text:tab/>para(i=1;i&lt;<text:span text:style-name="T25">=</text:span>20;i++)faça</text:p>
      <text:p text:style-name="P1"><text:tab/><text:tab/>vtr[i] <text:span text:style-name="T25">← </text:span>random();</text:p>
      <text:p text:style-name="P1"><text:tab/>fimpara;</text:p>
      <text:p text:style-name="P1"/>
      <text:p text:style-name="P1"><text:tab/>para(i=2;i&lt;<text:span text:style-name="T25">=</text:span>20;i++)faça</text:p>
      <text:p text:style-name="P1"><text:tab/><text:tab/>para(j=20;j<text:span text:style-name="T27">&gt;=</text:span>1;j--)faça</text:p>
      <text:p text:style-name="P1"><text:tab/><text:tab/><text:tab/>se(vtr[j-1] &gt; vtr[j])</text:p>
      <text:p text:style-name="P1"><text:tab/><text:tab/><text:tab/>então</text:p>
      <text:p text:style-name="P45"><text:tab/><text:tab/><text:tab/><text:tab/>aux <text:span text:style-name="T25">←</text:span> vtr[j-1];</text:p>
      <text:p text:style-name="P45"><text:tab/><text:tab/><text:tab/><text:tab/>vtr[j-1] <text:span text:style-name="T25">←</text:span> v[j];</text:p>
      <text:p text:style-name="P45"><text:tab/><text:tab/><text:tab/><text:tab/>vtr[j] <text:span text:style-name="T25">←</text:span> aux;</text:p>
      <text:p text:style-name="P1"><text:tab/><text:tab/><text:tab/>fimse;</text:p>
      <text:p text:style-name="P1"><text:tab/><text:tab/>fimpara;</text:p>
      <text:p text:style-name="P1"><text:tab/>fimpara;</text:p>
      <text:p text:style-name="P1"/>
      <text:p text:style-name="P1"><text:tab/>para(<text:span text:style-name="T26">i</text:span>=1;<text:span text:style-name="T26">i</text:span>&lt;20;<text:span text:style-name="T26">i</text:span>++)faça</text:p>
      <text:p text:style-name="P1"><text:tab/><text:tab/>escreva: vtr[<text:span text:style-name="T26">i</text:span>];</text:p>
      <text:p text:style-name="P1"><text:tab/>fimpara;</text:p>
      <text:p text:style-name="P1"/>
      <text:p text:style-name="P1">fim</text:p>
      <text:p text:style-name="P1"/>
      <table:table table:name="Tabela1" table:style-name="Tabela1">
        <table:table-column table:style-name="Tabela1.A"/>
        <table:table-column table:style-name="Tabela1.B" table:number-columns-repeated="20"/>
        <table:table-row>
          <table:table-cell table:style-name="Tabela1.A1" office:value-type="string">
            <text:p text:style-name="P52">i</text:p>
          </table:table-cell>
          <table:table-cell table:style-name="Tabela1.A1" office:value-type="string">
            <text:p text:style-name="P52">1</text:p>
          </table:table-cell>
          <table:table-cell table:style-name="Tabela1.A1" office:value-type="string">
            <text:p text:style-name="P52">2</text:p>
          </table:table-cell>
          <table:table-cell table:style-name="Tabela1.A1" office:value-type="string">
            <text:p text:style-name="P52">3</text:p>
          </table:table-cell>
          <table:table-cell table:style-name="Tabela1.A1" office:value-type="string">
            <text:p text:style-name="P52">4</text:p>
          </table:table-cell>
          <table:table-cell table:style-name="Tabela1.A1" office:value-type="string">
            <text:p text:style-name="P52">5</text:p>
          </table:table-cell>
          <table:table-cell table:style-name="Tabela1.A1" office:value-type="string">
            <text:p text:style-name="P52">6</text:p>
          </table:table-cell>
          <table:table-cell table:style-name="Tabela1.A1" office:value-type="string">
            <text:p text:style-name="P52">7</text:p>
          </table:table-cell>
          <table:table-cell table:style-name="Tabela1.A1" office:value-type="string">
            <text:p text:style-name="P52">8</text:p>
          </table:table-cell>
          <table:table-cell table:style-name="Tabela1.A1" office:value-type="string">
            <text:p text:style-name="P52">9</text:p>
          </table:table-cell>
          <table:table-cell table:style-name="Tabela1.A1" office:value-type="string">
            <text:p text:style-name="P52">10</text:p>
          </table:table-cell>
          <table:table-cell table:style-name="Tabela1.A1" office:value-type="string">
            <text:p text:style-name="P52">11</text:p>
          </table:table-cell>
          <table:table-cell table:style-name="Tabela1.A1" office:value-type="string">
            <text:p text:style-name="P52">12</text:p>
          </table:table-cell>
          <table:table-cell table:style-name="Tabela1.A1" office:value-type="string">
            <text:p text:style-name="P52">13</text:p>
          </table:table-cell>
          <table:table-cell table:style-name="Tabela1.A1" office:value-type="string">
            <text:p text:style-name="P52">14</text:p>
          </table:table-cell>
          <table:table-cell table:style-name="Tabela1.A1" office:value-type="string">
            <text:p text:style-name="P52">15</text:p>
          </table:table-cell>
          <table:table-cell table:style-name="Tabela1.A1" office:value-type="string">
            <text:p text:style-name="P52">16</text:p>
          </table:table-cell>
          <table:table-cell table:style-name="Tabela1.A1" office:value-type="string">
            <text:p text:style-name="P52">17</text:p>
          </table:table-cell>
          <table:table-cell table:style-name="Tabela1.A1" office:value-type="string">
            <text:p text:style-name="P52">18</text:p>
          </table:table-cell>
          <table:table-cell table:style-name="Tabela1.A1" office:value-type="string">
            <text:p text:style-name="P52">19</text:p>
          </table:table-cell>
          <table:table-cell table:style-name="Tabela1.U1" office:value-type="string">
            <text:p text:style-name="P52">20</text:p>
          </table:table-cell>
        </table:table-row>
        <table:table-row>
          <table:table-cell table:style-name="Tabela1.A2" office:value-type="string">
            <text:p text:style-name="P46">vtr</text:p>
          </table:table-cell>
          <table:table-cell table:style-name="Tabela1.A2" office:value-type="string">
            <text:p text:style-name="P54">65</text:p>
          </table:table-cell>
          <table:table-cell table:style-name="Tabela1.A2" office:value-type="string">
            <text:p text:style-name="P54">3</text:p>
          </table:table-cell>
          <table:table-cell table:style-name="Tabela1.A2" office:value-type="string">
            <text:p text:style-name="P54">7</text:p>
          </table:table-cell>
          <table:table-cell table:style-name="Tabela1.A2" office:value-type="string">
            <text:p text:style-name="P54">33</text:p>
          </table:table-cell>
          <table:table-cell table:style-name="Tabela1.A2" office:value-type="string">
            <text:p text:style-name="P54">455</text:p>
          </table:table-cell>
          <table:table-cell table:style-name="Tabela1.A2" office:value-type="string">
            <text:p text:style-name="P54">41</text:p>
          </table:table-cell>
          <table:table-cell table:style-name="Tabela1.A2" office:value-type="string">
            <text:p text:style-name="P54">23</text:p>
          </table:table-cell>
          <table:table-cell table:style-name="Tabela1.A2" office:value-type="string">
            <text:p text:style-name="P54">22</text:p>
          </table:table-cell>
          <table:table-cell table:style-name="Tabela1.A2" office:value-type="string">
            <text:p text:style-name="P54">6</text:p>
          </table:table-cell>
          <table:table-cell table:style-name="Tabela1.A2" office:value-type="string">
            <text:p text:style-name="P54">8</text:p>
          </table:table-cell>
          <table:table-cell table:style-name="Tabela1.A2" office:value-type="string">
            <text:p text:style-name="P54">89</text:p>
          </table:table-cell>
          <table:table-cell table:style-name="Tabela1.A2" office:value-type="string">
            <text:p text:style-name="P54">56</text:p>
          </table:table-cell>
          <table:table-cell table:style-name="Tabela1.A2" office:value-type="string">
            <text:p text:style-name="P54">34</text:p>
          </table:table-cell>
          <table:table-cell table:style-name="Tabela1.A2" office:value-type="string">
            <text:p text:style-name="P54">52</text:p>
          </table:table-cell>
          <table:table-cell table:style-name="Tabela1.A2" office:value-type="string">
            <text:p text:style-name="P54">27</text:p>
          </table:table-cell>
          <table:table-cell table:style-name="Tabela1.A2" office:value-type="string">
            <text:p text:style-name="P54">5</text:p>
          </table:table-cell>
          <table:table-cell table:style-name="Tabela1.A2" office:value-type="string">
            <text:p text:style-name="P54">91</text:p>
          </table:table-cell>
          <table:table-cell table:style-name="Tabela1.A2" office:value-type="string">
            <text:p text:style-name="P54">39</text:p>
          </table:table-cell>
          <table:table-cell table:style-name="Tabela1.A2" office:value-type="string">
            <text:p text:style-name="P53">66</text:p>
          </table:table-cell>
          <table:table-cell table:style-name="Tabela1.U2" office:value-type="string">
            <text:p text:style-name="P54">87</text:p>
          </table:table-cell>
        </table:table-row>
      </table:table>
      <text:p text:style-name="P49"/>
      <table:table table:name="Tabela2" table:style-name="Tabela2">
        <table:table-column table:style-name="Tabela2.A" table:number-columns-repeated="21"/>
        <table:table-row>
          <table:table-cell table:style-name="Tabela2.A1" office:value-type="string">
            <text:p text:style-name="P55">i</text:p>
          </table:table-cell>
          <table:table-cell table:style-name="Tabela2.A1" office:value-type="string">
            <text:p text:style-name="P55">1</text:p>
          </table:table-cell>
          <table:table-cell table:style-name="Tabela2.A1" office:value-type="string">
            <text:p text:style-name="P55">2</text:p>
          </table:table-cell>
          <table:table-cell table:style-name="Tabela2.A1" office:value-type="string">
            <text:p text:style-name="P55">3</text:p>
          </table:table-cell>
          <table:table-cell table:style-name="Tabela2.A1" office:value-type="string">
            <text:p text:style-name="P55">4</text:p>
          </table:table-cell>
          <table:table-cell table:style-name="Tabela2.A1" office:value-type="string">
            <text:p text:style-name="P55">5</text:p>
          </table:table-cell>
          <table:table-cell table:style-name="Tabela2.A1" office:value-type="string">
            <text:p text:style-name="P55">6</text:p>
          </table:table-cell>
          <table:table-cell table:style-name="Tabela2.A1" office:value-type="string">
            <text:p text:style-name="P55">7</text:p>
          </table:table-cell>
          <table:table-cell table:style-name="Tabela2.A1" office:value-type="string">
            <text:p text:style-name="P55">8</text:p>
          </table:table-cell>
          <table:table-cell table:style-name="Tabela2.A1" office:value-type="string">
            <text:p text:style-name="P55">9</text:p>
          </table:table-cell>
          <table:table-cell table:style-name="Tabela2.A1" office:value-type="string">
            <text:p text:style-name="P55">10</text:p>
          </table:table-cell>
          <table:table-cell table:style-name="Tabela2.A1" office:value-type="string">
            <text:p text:style-name="P55">11</text:p>
          </table:table-cell>
          <table:table-cell table:style-name="Tabela2.A1" office:value-type="string">
            <text:p text:style-name="P55">12</text:p>
          </table:table-cell>
          <table:table-cell table:style-name="Tabela2.A1" office:value-type="string">
            <text:p text:style-name="P55">13</text:p>
          </table:table-cell>
          <table:table-cell table:style-name="Tabela2.A1" office:value-type="string">
            <text:p text:style-name="P55">14</text:p>
          </table:table-cell>
          <table:table-cell table:style-name="Tabela2.A1" office:value-type="string">
            <text:p text:style-name="P55">15</text:p>
          </table:table-cell>
          <table:table-cell table:style-name="Tabela2.A1" office:value-type="string">
            <text:p text:style-name="P55">16</text:p>
          </table:table-cell>
          <table:table-cell table:style-name="Tabela2.A1" office:value-type="string">
            <text:p text:style-name="P55">17</text:p>
          </table:table-cell>
          <table:table-cell table:style-name="Tabela2.A1" office:value-type="string">
            <text:p text:style-name="P55">18</text:p>
          </table:table-cell>
          <table:table-cell table:style-name="Tabela2.A1" office:value-type="string">
            <text:p text:style-name="P55">19</text:p>
          </table:table-cell>
          <table:table-cell table:style-name="Tabela2.U1" office:value-type="string">
            <text:p text:style-name="P55">20</text:p>
          </table:table-cell>
        </table:table-row>
        <table:table-row>
          <table:table-cell table:style-name="Tabela2.A2" office:value-type="string">
            <text:p text:style-name="P55">vtr</text:p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6">5</text:p>
          </table:table-cell>
          <table:table-cell table:style-name="Tabela2.A2" office:value-type="string">
            <text:p text:style-name="P56">52</text:p>
          </table:table-cell>
          <table:table-cell table:style-name="Tabela2.A2" office:value-type="string">
            <text:p text:style-name="P56">27</text:p>
          </table:table-cell>
          <table:table-cell table:style-name="Tabela2.A2" office:value-type="string">
            <text:p text:style-name="P55">39</text:p>
          </table:table-cell>
          <table:table-cell table:style-name="Tabela2.A2" office:value-type="string">
            <text:p text:style-name="P55">91</text:p>
          </table:table-cell>
          <table:table-cell table:style-name="Tabela2.A2" office:value-type="string">
            <text:p text:style-name="P51"/>
          </table:table-cell>
          <table:table-cell table:style-name="Tabela2.U2" office:value-type="string">
            <text:p text:style-name="P51"/>
          </table:table-cell>
        </table:table-row>
      </table:table>
      <text:p text:style-name="P49"/>
      <text:p text:style-name="P49"/>
      <text:p text:style-name="P50"><text:span text:style-name="T30">i</text:span><text:tab/><text:tab/>2<text:tab/><text:span text:style-name="T29">2<text:tab/>2<text:tab/>2<text:tab/>2<text:tab/>2</text:span></text:p>
      <text:p text:style-name="P50">j<text:tab/><text:tab/>20<text:tab/><text:span text:style-name="T29">19<text:tab/>18<text:tab/>17<text:tab/>16<text:tab/>15</text:span></text:p>
      <text:p text:style-name="P50">aux<text:tab/><text:tab/><text:span text:style-name="T29">0<text:tab/>0<text:tab/>91<text:tab/>91<text:tab/>27<text:tab/>52</text:span></text:p>
      <text:p text:style-name="P50"><text:span text:style-name="T7">vtr</text:span>[j-1]<text:tab/><text:span text:style-name="T29">66<text:tab/>39<text:tab/>39<text:tab/>5<text:tab/>5<text:tab/>5</text:span></text:p>
      <text:p text:style-name="P50"><text:span text:style-name="T7">vtr</text:span>[j]<text:tab/><text:tab/><text:span text:style-name="T29">87<text:tab/>66<text:tab/>91<text:tab/>39<text:tab/>27<text:tab/>52</text:span></text:p>
      <text:p text:style-name="P50"/>
      <text:p text:style-name="P4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A partir do exercício 6 (vetor classificado) solicitar um valor qualquer e verificar a sua existência no vetor (utilizar pesquisa binária).</text:p>
      <text:p text:style-name="P1"/>
      <text:p text:style-name="P1">Pseudo-Código</text:p>
      <text:p text:style-name="P1">Algoritmo Fbusca(inteiro vrtB[]) inteiro</text:p>
      <text:p text:style-name="P1">inicio</text:p>
      <text:p text:style-name="P1"><text:tab/>inteiro: inicial, meio, final, busca;</text:p>
      <text:p text:style-name="P1"><text:tab/>boolean: nroLocalizado;</text:p>
      <text:p text:style-name="P1"><text:tab/></text:p>
      <text:p text:style-name="P1"><text:tab/>inicial <text:span text:style-name="T24">←</text:span> 1;</text:p>
      <text:p text:style-name="P19"><text:tab/>final <text:span text:style-name="T24">←</text:span> 20;</text:p>
      <text:p text:style-name="P19"><text:tab/>nroLocalizado <text:span text:style-name="T24">←</text:span> Falso;</text:p>
      <text:p text:style-name="P1"/>
      <text:p text:style-name="P1"><text:tab/>enquanto ((inicial &lt;= final) e não nroLocalizado)faça</text:p>
      <text:p text:style-name="P19"><text:tab/><text:tab/>meio <text:span text:style-name="T24">←</text:span> (inicial + final) / 2;</text:p>
      <text:p text:style-name="P1"><text:tab/><text:tab/>se(vrtB[meio] = busca)</text:p>
      <text:p text:style-name="P1"><text:tab/><text:tab/> então</text:p>
      <text:p text:style-name="P19"><text:tab/><text:tab/><text:tab/> nroLocalizado <text:span text:style-name="T24">←</text:span> Verdadeiro;</text:p>
      <text:p text:style-name="P1"><text:tab/><text:tab/> fimse;</text:p>
      <text:p text:style-name="P1"><text:tab/><text:tab/>se(vrtB[meio] &gt; busca)</text:p>
      <text:p text:style-name="P1"><text:tab/><text:tab/> então</text:p>
      <text:p text:style-name="P19"><text:tab/><text:tab/><text:tab/>final <text:span text:style-name="T24">←</text:span> meio – 1;</text:p>
      <text:p text:style-name="P1"><text:tab/><text:tab/> senão</text:p>
      <text:p text:style-name="P19"><text:tab/><text:tab/><text:tab/>inicial <text:span text:style-name="T24">←</text:span> meio + 1;</text:p>
      <text:p text:style-name="P1"><text:tab/><text:tab/>fimse;</text:p>
      <text:p text:style-name="P1"><text:tab/>fimenquanto</text:p>
      <text:p text:style-name="P1"><text:tab/>retorna: <text:s/>nroLocalizado;</text:p>
      <text:p text:style-name="P1">fimsegu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8. Criar e carregar uma matriz [4][3] inteiro com quantidade de produtos vendidos em 4 semanas. Calcular e exibir:</text:p>
      <text:p text:style-name="P1">a. A quantidade de cada produto vendido no mês;</text:p>
      <text:p text:style-name="P1">b. A quantidade de produtos vendidos por semana;</text:p>
      <text:p text:style-name="P1">c. O total de produtos vendidos no mês.</text:p>
      <text:p text:style-name="P1"/>
      <text:p text:style-name="P1">Pseudo-Código</text:p>
      <text:p text:style-name="P1">algoritmo: qtdProdutos</text:p>
      <text:p text:style-name="P1">início</text:p>
      <text:p text:style-name="P1"><text:tab/>tipo M = <text:s/>matriz [1..4, 1..3] inteiro;</text:p>
      <text:p text:style-name="P1"><text:tab/><text:tab/>M: mtz;</text:p>
      <text:p text:style-name="P1"><text:tab/>inteiro: i,j;</text:p>
      <text:p text:style-name="P1"><text:tab/>para(i=1;i&lt;4;i++)faça</text:p>
      <text:p text:style-name="P1"><text:tab/><text:tab/>para(i=1;i&lt;3;i++)faça</text:p>
      <text:p text:style-name="P1"><text:tab/><text:tab/><text:tab/>leia: mtz[i,j] 1x1, 1x2, 1x3 | 2x1, 2x2, 2x3 | 3x1, 3x2, 3x3 | 4x1, 4x2, 4x3</text:p>
      <text:p text:style-name="P1"><text:tab/><text:tab/>fimpara;</text:p>
      <text:p text:style-name="P1"><text:tab/>fimpara;</text:p>
      <text:p text:style-name="P1">fim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4:55:58.169533053</meta:creation-date>
    <dc:date>2017-10-30T00:57:49.079280242</dc:date>
    <meta:editing-duration>PT2H52M47S</meta:editing-duration>
    <meta:editing-cycles>25</meta:editing-cycles>
    <meta:generator>LibreOffice/5.1.6.2$Linux_X86_64 LibreOffice_project/10m0$Build-2</meta:generator>
    <meta:document-statistic meta:table-count="2" meta:image-count="0" meta:object-count="0" meta:page-count="8" meta:paragraph-count="356" meta:word-count="1021" meta:character-count="5371" meta:non-whitespace-character-count="4310"/>
  </office:meta>
</office:document-meta>
</file>